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A9D08E"/>
    </style:style>
    <style:style style:name="ce4" style:family="table-cell" style:parent-style-name="Default" style:data-style-name="N0">
      <style:table-cell-properties fo:border="thin solid #000000" fo:background-color="#9BC2E6"/>
    </style:style>
    <style:style style:name="ce5" style:family="table-cell" style:parent-style-name="Default" style:data-style-name="N0">
      <style:table-cell-properties fo:border="thin solid #000000" fo:background-color="#DDEBF7"/>
    </style:style>
    <style:style style:name="ce6" style:family="table-cell" style:parent-style-name="Default" style:data-style-name="N0">
      <style:table-cell-properties fo:border="thin solid #000000" fo:background-color="#BB27A9"/>
    </style:style>
    <style:style style:name="ce7" style:family="table-cell" style:parent-style-name="Default" style:data-style-name="N2"/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B4C6E7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4C6E7"/>
    </style:style>
    <style:style style:name="ce10" style:family="table-cell" style:parent-style-name="Default" style:data-style-name="N2">
      <style:table-cell-properties fo:border-top="none" fo:border-bottom="thin solid #000000" fo:border-left="thin solid #000000" fo:border-right="thin solid #000000" fo:background-color="#B4C6E7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fo:background-color="#B4C6E7"/>
    </style:style>
    <style:style style:name="ce12" style:family="table-cell" style:parent-style-name="Default" style:data-style-name="N0">
      <style:table-cell-properties fo:border="thin solid #000000" fo:background-color="#B4C6E7"/>
    </style:style>
    <style:style style:name="ce13" style:family="table-cell" style:parent-style-name="Default" style:data-style-name="N2">
      <style:table-cell-properties fo:border="thin solid #000000" fo:background-color="#B4C6E7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4C6E7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4C6E7"/>
    </style:style>
    <style:style style:name="ce17" style:family="table-cell" style:parent-style-name="Default" style:data-style-name="N2">
      <style:table-cell-properties fo:border-top="thin solid #000000" fo:border-bottom="none" fo:border-left="thin solid #000000" fo:border-right="thin solid #000000" fo:background-color="#B4C6E7"/>
    </style:style>
    <style:style style:name="ce18" style:family="table-cell" style:parent-style-name="Default" style:data-style-name="N0">
      <style:table-cell-properties fo:border="thin solid #000000" fo:background-color="#FFFFFF"/>
    </style:style>
    <style:style style:name="ce19" style:family="table-cell" style:parent-style-name="Default" style:data-style-name="N2">
      <style:table-cell-properties fo:border="thin solid #000000" fo:background-color="#FFFFFF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22" style:family="table-cell" style:parent-style-name="Default" style:data-style-name="N2">
      <style:table-cell-properties fo:border-top="thin solid #000000" fo:border-bottom="none" fo:border-left="thin solid #000000" fo:border-right="thin solid #000000" fo:background-color="#FFFFFF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8EA9DB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fo:background-color="#8EA9DB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EA9DB"/>
    </style:style>
    <style:style style:name="ce27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fo:background-color="#B4C6E7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8EA9DB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8EA9DB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8EA9DB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8EA9DB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EA9DB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8EA9DB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8EA9DB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8EA9DB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8EA9DB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EA9DB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8EA9DB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8EA9DB" style:repeat-content="false"/>
      <style:paragraph-properties fo:text-align="center"/>
    </style:style>
    <style:style style:name="co1" style:family="table-column">
      <style:table-column-properties fo:break-before="auto" style:column-width="3.96875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40229166666667cm" style:use-optimal-column-width="true"/>
    </style:style>
    <style:style style:name="co4" style:family="table-column">
      <style:table-column-properties fo:break-before="auto" style:column-width="0.079375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5.476875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56645833333333cm" style:use-optimal-column-width="true"/>
    </style:style>
    <style:style style:name="co11" style:family="table-column">
      <style:table-column-properties fo:break-before="auto" style:column-width="2.8575cm" style:use-optimal-column-width="true"/>
    </style:style>
    <style:style style:name="co12" style:family="table-column">
      <style:table-column-properties fo:break-before="auto" style:column-width="2.98979166666667cm" style:use-optimal-column-width="true"/>
    </style:style>
    <style:style style:name="co13" style:family="table-column">
      <style:table-column-properties fo:break-before="auto" style:column-width="2.59291666666667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 table:visibility="collap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6373" table:default-cell-style-name="ce1"/>
        <table:table-row table:style-name="ro1">
          <table:table-cell office:value-type="string" table:style-name="ce2">
            <text:p>Current Step Per Unit</text:p>
          </table:table-cell>
          <table:table-cell office:value-type="string" table:style-name="ce2">
            <text:p>BC</text:p>
          </table:table-cell>
          <table:table-cell office:value-type="string" table:style-name="ce2">
            <text:p>CD</text:p>
          </table:table-cell>
          <table:table-cell office:value-type="string" table:style-name="ce2">
            <text:p>DB</text:p>
          </table:table-cell>
          <table:table-cell office:value-type="string" table:style-name="ce3">
            <text:p>R (CIRCUMSCRIBED RADIUS)</text:p>
          </table:table-cell>
          <table:table-cell office:value-type="string" table:style-name="ce2">
            <text:p>HALF TRIANGLE PERIMETER</text:p>
          </table:table-cell>
          <table:table-cell office:value-type="string" table:style-name="ce2">
            <text:p>TRIANGLE AREA</text:p>
          </table:table-cell>
          <table:table-cell office:value-type="string" table:style-name="ce4">
            <text:p>Rotated Angle</text:p>
          </table:table-cell>
          <table:table-cell office:value-type="string" table:style-name="ce5">
            <text:p>Expected Angle</text:p>
          </table:table-cell>
          <table:table-cell office:value-type="string" table:style-name="ce6">
            <text:p>Error</text:p>
          </table:table-cell>
          <table:table-cell office:value-type="string" table:style-name="ce2">
            <text:p>Avarage Error</text:p>
          </table:table-cell>
          <table:table-cell office:value-type="string" table:style-name="ce2">
            <text:p>Difference</text:p>
          </table:table-cell>
          <table:table-cell office:value-type="string" table:style-name="ce2">
            <text:p>Step Adjusted</text:p>
          </table:table-cell>
          <table:table-cell table:style-name="ce2"/>
          <table:table-cell table:number-columns-repeated="2" table:style-name="ce1"/>
          <table:table-cell office:value-type="float" office:value="55.6" table:style-name="ce1">
            <text:p>55.6</text:p>
          </table:table-cell>
          <table:table-cell office:value-type="float" office:value="55.6" table:style-name="ce1">
            <text:p>55.6</text:p>
          </table:table-cell>
          <table:table-cell office:value-type="float" office:value="109.6" table:style-name="ce1">
            <text:p>109.6</text:p>
          </table:table-cell>
          <table:table-cell office:value-type="float" office:value="164.47127430789664" table:formula="of:= ([.Q1]*[.R1]*[.S1]) / (4*[.V1])" table:style-name="ce7">
            <text:p>164.47</text:p>
          </table:table-cell>
          <table:table-cell office:value-type="float" office:value="110.4" table:formula="of:= SUM([.Q1:.S1])/2" table:style-name="ce7">
            <text:p>110.40</text:p>
          </table:table-cell>
          <table:table-cell office:value-type="float" office:value="515.00339105680052" table:formula="of:=SQRT([.U1]*([.U1]-[.Q1])*([.U1]-[.R1])*([.U1]-[.S1]))" table:style-name="ce7">
            <text:p>515.00</text:p>
          </table:table-cell>
          <table:table-cell office:value-type="float" office:value="19.462442366607917" table:formula="of:= DEGREES(ACOS((POWER([.Q1];2)-2*POWER([.T1];2))/(-2*POWER([.T1];2))))" table:style-name="ce1">
            <text:p>19.46244237</text:p>
          </table:table-cell>
          <table:table-cell office:value-type="float" office:value="20" table:style-name="ce1">
            <text:p>20</text:p>
          </table:table-cell>
          <table:table-cell office:value-type="float" office:value="97.312211833039584" table:formula="of:=(([.W1]/[.X1]))*100" table:style-name="ce1">
            <text:p>97.31221183</text:p>
          </table:table-cell>
          <table:table-cell table:number-columns-repeated="16359" table:style-name="ce1"/>
        </table:table-row>
        <table:table-row table:style-name="ro1">
          <table:table-cell office:value-type="float" office:value="55.11" table:number-columns-spanned="1" table:number-rows-spanned="5" table:style-name="ce47">
            <text:p>55.11</text:p>
          </table:table-cell>
          <table:table-cell office:value-type="float" office:value="51.4" table:style-name="ce25">
            <text:p>51.4</text:p>
          </table:table-cell>
          <table:table-cell office:value-type="float" office:value="51.4" table:style-name="ce25">
            <text:p>51.4</text:p>
          </table:table-cell>
          <table:table-cell office:value-type="float" office:value="99.7" table:style-name="ce25">
            <text:p>99.7</text:p>
          </table:table-cell>
          <table:table-cell office:value-type="float" office:value="105.44667194281304" table:formula="of:= ([.B2]*[.C2]*[.D2]) / (4*[.G2])" table:style-name="ce25">
            <text:p>105.4466719</text:p>
          </table:table-cell>
          <table:table-cell office:value-type="float" office:value="101.25" table:formula="of:= SUM([.B2:.D2])/2" table:style-name="ce25">
            <text:p>101.25</text:p>
          </table:table-cell>
          <table:table-cell office:value-type="float" office:value="624.49437034592177" table:formula="of:=SQRT([.F2]*([.F2]-[.B2])*([.F2]-[.C2])*([.F2]-[.D2]))" table:style-name="ce25">
            <text:p>624.4943703</text:p>
          </table:table-cell>
          <table:table-cell office:value-type="float" office:value="28.213006497982594" table:formula="of:= DEGREES(ACOS((POWER([.B2];2)-2*POWER([.E2];2))/(-2*POWER([.E2];2))))" table:style-name="ce25">
            <text:p>28.2130065</text:p>
          </table:table-cell>
          <table:table-cell office:value-type="float" office:value="30" table:style-name="ce25">
            <text:p>30</text:p>
          </table:table-cell>
          <table:table-cell office:value-type="float" office:value="94.043354993275301" table:formula="of:=(([.H2]/[.I2]))*100" table:style-name="ce26">
            <text:p>94.04335499</text:p>
          </table:table-cell>
          <table:table-cell office:value-type="float" office:value="99.164768511075636" table:formula="of:=AVERAGE([.J2:.J6])" table:style-name="ce40">
            <text:p>99.16476851</text:p>
          </table:table-cell>
          <table:table-cell office:value-type="float" office:value="0.83523148892436438" table:formula="of:=100-[.K2]" table:style-name="ce40">
            <text:p>0.835231489</text:p>
          </table:table-cell>
          <table:table-cell office:value-type="float" office:value="55.570296073546217" table:formula="of:=[.A2] + ([.L2]/100)*[.A2]" table:style-name="ce41">
            <text:p>55.57029607</text:p>
          </table:table-cell>
          <table:table-cell table:style-name="ce42"/>
          <table:table-cell table:number-columns-repeated="2" table:style-name="ce1"/>
          <table:table-cell office:value-type="float" office:value="93.1" table:style-name="ce1">
            <text:p>93.1</text:p>
          </table:table-cell>
          <table:table-cell office:value-type="float" office:value="93.1" table:style-name="ce1">
            <text:p>93.1</text:p>
          </table:table-cell>
          <table:table-cell office:value-type="float" office:value="180.2" table:formula="of:=159.2+21" table:style-name="ce1">
            <text:p>180.2</text:p>
          </table:table-cell>
          <table:table-cell office:value-type="float" office:value="184.86130062692351" table:formula="of:= ([.Q2]*[.R2]*[.S2]) / (4*[.V2])" table:style-name="ce7">
            <text:p>184.86</text:p>
          </table:table-cell>
          <table:table-cell office:value-type="float" office:value="183.2" table:formula="of:= SUM([.Q2:.S2])/2" table:style-name="ce7">
            <text:p>183.20</text:p>
          </table:table-cell>
          <table:table-cell office:value-type="float" office:value="2112.2637846632697" table:formula="of:=SQRT([.U2]*([.U2]-[.Q2])*([.U2]-[.R2])*([.U2]-[.S2]))" table:style-name="ce7">
            <text:p>2112.26</text:p>
          </table:table-cell>
          <table:table-cell office:value-type="float" office:value="29.169337699204647" table:formula="of:= DEGREES(ACOS((POWER([.Q2];2)-2*POWER([.T2];2))/(-2*POWER([.T2];2))))" table:style-name="ce1">
            <text:p>29.1693377</text:p>
          </table:table-cell>
          <table:table-cell office:value-type="float" office:value="30" table:style-name="ce1">
            <text:p>30</text:p>
          </table:table-cell>
          <table:table-cell office:value-type="float" office:value="97.231125664015494" table:formula="of:=(([.W2]/[.X2]))*100" table:style-name="ce1">
            <text:p>97.23112566</text:p>
          </table:table-cell>
          <table:table-cell table:number-columns-repeated="16359" table:style-name="ce1"/>
        </table:table-row>
        <table:table-row table:style-name="ro1">
          <table:covered-table-cell/>
          <table:table-cell office:value-type="float" office:value="56.8" table:style-name="ce25">
            <text:p>56.8</text:p>
          </table:table-cell>
          <table:table-cell office:value-type="float" office:value="56.8" table:style-name="ce25">
            <text:p>56.8</text:p>
          </table:table-cell>
          <table:table-cell office:value-type="float" office:value="108.5" table:style-name="ce25">
            <text:p>108.5</text:p>
          </table:table-cell>
          <table:table-cell office:value-type="float" office:value="95.859973389976645" table:formula="of:= ([.B3]*[.C3]*[.D3]) / (4*[.G3])" table:style-name="ce25">
            <text:p>95.85997339</text:p>
          </table:table-cell>
          <table:table-cell office:value-type="float" office:value="111.05" table:formula="of:= SUM([.B3:.D3])/2" table:style-name="ce25">
            <text:p>111.05</text:p>
          </table:table-cell>
          <table:table-cell office:value-type="float" office:value="912.91241698957572" table:formula="of:=SQRT([.F3]*([.F3]-[.B3])*([.F3]-[.C3])*([.F3]-[.D3]))" table:style-name="ce25">
            <text:p>912.912417</text:p>
          </table:table-cell>
          <table:table-cell office:value-type="float" office:value="34.46687193333905" table:formula="of:= DEGREES(ACOS((POWER([.B3];2)-2*POWER([.E3];2))/(-2*POWER([.E3];2))))" table:style-name="ce25">
            <text:p>34.46687193</text:p>
          </table:table-cell>
          <table:table-cell office:value-type="float" office:value="33" table:style-name="ce25">
            <text:p>33</text:p>
          </table:table-cell>
          <table:table-cell office:value-type="float" office:value="104.44506646466378" table:formula="of:=(([.H3]/[.I3]))*100" table:style-name="ce26">
            <text:p>104.4450665</text:p>
          </table:table-cell>
          <table:table-cell table:number-columns-repeated="2" table:style-name="ce43"/>
          <table:table-cell table:style-name="ce44"/>
          <table:table-cell table:style-name="ce39"/>
          <table:table-cell table:number-columns-repeated="2" table:style-name="ce1"/>
          <table:table-cell office:value-type="float" office:value="86.1" table:style-name="ce1">
            <text:p>86.1</text:p>
          </table:table-cell>
          <table:table-cell office:value-type="float" office:value="86.1" table:style-name="ce1">
            <text:p>86.1</text:p>
          </table:table-cell>
          <table:table-cell office:value-type="float" office:value="168.1" table:formula="of:=159.2+8.9" table:style-name="ce1">
            <text:p>168.1</text:p>
          </table:table-cell>
          <table:table-cell office:value-type="float" office:value="198.46475848735994" table:formula="of:= ([.Q3]*[.R3]*[.S3]) / (4*[.V3])" table:style-name="ce7">
            <text:p>198.46</text:p>
          </table:table-cell>
          <table:table-cell office:value-type="float" office:value="170.14999999999998" table:formula="of:= SUM([.Q3:.S3])/2" table:style-name="ce7">
            <text:p>170.15</text:p>
          </table:table-cell>
          <table:table-cell office:value-type="float" office:value="1569.7504817705037" table:formula="of:=SQRT([.U3]*([.U3]-[.Q3])*([.U3]-[.R3])*([.U3]-[.S3]))" table:style-name="ce7">
            <text:p>1569.75</text:p>
          </table:table-cell>
          <table:table-cell office:value-type="float" office:value="25.055810879708758" table:formula="of:= DEGREES(ACOS((POWER([.Q3];2)-2*POWER([.T3];2))/(-2*POWER([.T3];2))))" table:style-name="ce1">
            <text:p>25.05581088</text:p>
          </table:table-cell>
          <table:table-cell office:value-type="float" office:value="25" table:style-name="ce1">
            <text:p>25</text:p>
          </table:table-cell>
          <table:table-cell office:value-type="float" office:value="100.22324351883502" table:formula="of:=(([.W3]/[.X3]))*100" table:style-name="ce1">
            <text:p>100.2232435</text:p>
          </table:table-cell>
          <table:table-cell table:number-columns-repeated="16359" table:style-name="ce1"/>
        </table:table-row>
        <table:table-row table:style-name="ro1">
          <table:covered-table-cell/>
          <table:table-cell office:value-type="float" office:value="60.1" table:style-name="ce25">
            <text:p>60.1</text:p>
          </table:table-cell>
          <table:table-cell office:value-type="float" office:value="59.6" table:style-name="ce25">
            <text:p>59.6</text:p>
          </table:table-cell>
          <table:table-cell office:value-type="float" office:value="114.4" table:style-name="ce25">
            <text:p>114.4</text:p>
          </table:table-cell>
          <table:table-cell office:value-type="float" office:value="101.69187106986521" table:formula="of:= ([.B4]*[.C4]*[.D4]) / (4*[.G4])" table:style-name="ce25">
            <text:p>101.6918711</text:p>
          </table:table-cell>
          <table:table-cell office:value-type="float" office:value="117.05000000000001" table:formula="of:= SUM([.B4:.D4])/2" table:style-name="ce25">
            <text:p>117.05</text:p>
          </table:table-cell>
          <table:table-cell office:value-type="float" office:value="1007.3967065628876" table:formula="of:=SQRT([.F4]*([.F4]-[.B4])*([.F4]-[.C4])*([.F4]-[.D4]))" table:style-name="ce25">
            <text:p>1007.396707</text:p>
          </table:table-cell>
          <table:table-cell office:value-type="float" office:value="34.375105400931183" table:formula="of:= DEGREES(ACOS((POWER([.B4];2)-2*POWER([.E4];2))/(-2*POWER([.E4];2))))" table:style-name="ce25">
            <text:p>34.3751054</text:p>
          </table:table-cell>
          <table:table-cell office:value-type="float" office:value="35" table:style-name="ce25">
            <text:p>35</text:p>
          </table:table-cell>
          <table:table-cell office:value-type="float" office:value="98.214586859803376" table:formula="of:=(([.H4]/[.I4]))*100" table:style-name="ce26">
            <text:p>98.21458686</text:p>
          </table:table-cell>
          <table:table-cell table:number-columns-repeated="2" table:style-name="ce43"/>
          <table:table-cell table:style-name="ce44"/>
          <table:table-cell table:style-name="ce39"/>
          <table:table-cell table:number-columns-repeated="2" table:style-name="ce1"/>
          <table:table-cell office:value-type="float" office:value="120.1" table:style-name="ce1">
            <text:p>120.1</text:p>
          </table:table-cell>
          <table:table-cell office:value-type="float" office:value="120.1" table:style-name="ce1">
            <text:p>120.1</text:p>
          </table:table-cell>
          <table:table-cell office:value-type="float" office:value="228.7" table:formula="of:=159.2+69.5" table:style-name="ce1">
            <text:p>228.7</text:p>
          </table:table-cell>
          <table:table-cell office:value-type="float" office:value="196.42509789384795" table:formula="of:= ([.Q4]*[.R4]*[.S4]) / (4*[.V4])" table:style-name="ce7">
            <text:p>196.43</text:p>
          </table:table-cell>
          <table:table-cell office:value-type="float" office:value="234.45" table:formula="of:= SUM([.Q4:.S4])/2" table:style-name="ce7">
            <text:p>234.45</text:p>
          </table:table-cell>
          <table:table-cell office:value-type="float" office:value="4198.5101730517163" table:formula="of:=SQRT([.U4]*([.U4]-[.Q4])*([.U4]-[.R4])*([.U4]-[.S4]))" table:style-name="ce7">
            <text:p>4198.51</text:p>
          </table:table-cell>
          <table:table-cell office:value-type="float" office:value="35.602309824798041" table:formula="of:= DEGREES(ACOS((POWER([.Q4];2)-2*POWER([.T4];2))/(-2*POWER([.T4];2))))" table:style-name="ce1">
            <text:p>35.60230982</text:p>
          </table:table-cell>
          <table:table-cell office:value-type="float" office:value="35" table:style-name="ce1">
            <text:p>35</text:p>
          </table:table-cell>
          <table:table-cell office:value-type="float" office:value="101.7208852137087" table:formula="of:=(([.W4]/[.X4]))*100" table:style-name="ce1">
            <text:p>101.7208852</text:p>
          </table:table-cell>
          <table:table-cell table:number-columns-repeated="16359" table:style-name="ce1"/>
        </table:table-row>
        <table:table-row table:style-name="ro1">
          <table:covered-table-cell/>
          <table:table-cell office:value-type="float" office:value="63.3" table:style-name="ce25">
            <text:p>63.3</text:p>
          </table:table-cell>
          <table:table-cell office:value-type="float" office:value="63.3" table:style-name="ce25">
            <text:p>63.3</text:p>
          </table:table-cell>
          <table:table-cell office:value-type="float" office:value="120" table:style-name="ce25">
            <text:p>120</text:p>
          </table:table-cell>
          <table:table-cell office:value-type="float" office:value="99.320504326289068" table:formula="of:= ([.B5]*[.C5]*[.D5]) / (4*[.G5])" table:style-name="ce25">
            <text:p>99.32050433</text:p>
          </table:table-cell>
          <table:table-cell office:value-type="float" office:value="123.3" table:formula="of:= SUM([.B5:.D5])/2" table:style-name="ce25">
            <text:p>123.3</text:p>
          </table:table-cell>
          <table:table-cell office:value-type="float" office:value="1210.2908741290248" table:formula="of:=SQRT([.F5]*([.F5]-[.B5])*([.F5]-[.C5])*([.F5]-[.D5]))" table:style-name="ce25">
            <text:p>1210.290874</text:p>
          </table:table-cell>
          <table:table-cell office:value-type="float" office:value="37.164456218633063" table:formula="of:= DEGREES(ACOS((POWER([.B5];2)-2*POWER([.E5];2))/(-2*POWER([.E5];2))))" table:style-name="ce25">
            <text:p>37.16445622</text:p>
          </table:table-cell>
          <table:table-cell office:value-type="float" office:value="37" table:style-name="ce25">
            <text:p>37</text:p>
          </table:table-cell>
          <table:table-cell office:value-type="float" office:value="100.44447626657585" table:formula="of:=(([.H5]/[.I5]))*100" table:style-name="ce26">
            <text:p>100.4444763</text:p>
          </table:table-cell>
          <table:table-cell table:number-columns-repeated="2" table:style-name="ce43"/>
          <table:table-cell table:style-name="ce44"/>
          <table:table-cell table:style-name="ce39"/>
          <table:table-cell table:number-columns-repeated="16370" table:style-name="ce1"/>
        </table:table-row>
        <table:table-row table:style-name="ro1">
          <table:covered-table-cell/>
          <table:table-cell office:value-type="float" office:value="68.099999999999994" table:style-name="ce25">
            <text:p>68.1</text:p>
          </table:table-cell>
          <table:table-cell office:value-type="float" office:value="68.099999999999994" table:style-name="ce25">
            <text:p>68.1</text:p>
          </table:table-cell>
          <table:table-cell office:value-type="float" office:value="128.19999999999999" table:style-name="ce25">
            <text:p>128.2</text:p>
          </table:table-cell>
          <table:table-cell office:value-type="float" office:value="100.83667225045917" table:formula="of:= ([.B6]*[.C6]*[.D6]) / (4*[.G6])" table:style-name="ce25">
            <text:p>100.8366723</text:p>
          </table:table-cell>
          <table:table-cell office:value-type="float" office:value="132.19999999999999" table:formula="of:= SUM([.B6:.D6])/2" table:style-name="ce25">
            <text:p>132.2</text:p>
          </table:table-cell>
          <table:table-cell office:value-type="float" office:value="1474.0212780011011" table:formula="of:=SQRT([.F6]*([.F6]-[.B6])*([.F6]-[.C6])*([.F6]-[.D6]))" table:style-name="ce25">
            <text:p>1474.021278</text:p>
          </table:table-cell>
          <table:table-cell office:value-type="float" office:value="39.470543188423946" table:formula="of:= DEGREES(ACOS((POWER([.B6];2)-2*POWER([.E6];2))/(-2*POWER([.E6];2))))" table:style-name="ce25">
            <text:p>39.47054319</text:p>
          </table:table-cell>
          <table:table-cell office:value-type="float" office:value="40" table:style-name="ce25">
            <text:p>40</text:p>
          </table:table-cell>
          <table:table-cell office:value-type="float" office:value="98.676357971059872" table:formula="of:=(([.H6]/[.I6]))*100" table:style-name="ce26">
            <text:p>98.67635797</text:p>
          </table:table-cell>
          <table:table-cell table:number-columns-repeated="2" table:style-name="ce45"/>
          <table:table-cell table:style-name="ce46"/>
          <table:table-cell table:style-name="ce24"/>
          <table:table-cell table:number-columns-repeated="16370" table:style-name="ce1"/>
        </table:table-row>
        <table:table-row table:style-name="ro1">
          <table:table-cell office:value-type="float" office:value="55.570296073546217" table:formula="of:=[.M2]" table:number-columns-spanned="1" table:number-rows-spanned="5" table:style-name="ce32">
            <text:p>55.57029607</text:p>
          </table:table-cell>
          <table:table-cell office:value-type="float" office:value="57" table:style-name="ce18">
            <text:p>57</text:p>
          </table:table-cell>
          <table:table-cell office:value-type="float" office:value="57" table:style-name="ce18">
            <text:p>57</text:p>
          </table:table-cell>
          <table:table-cell office:value-type="float" office:value="110.1" table:style-name="ce18">
            <text:p>110.1</text:p>
          </table:table-cell>
          <table:table-cell office:value-type="float" office:value="109.89969308141085" table:formula="of:= ([.B7]*[.C7]*[.D7]) / (4*[.G7])" table:style-name="ce18">
            <text:p>109.8996931</text:p>
          </table:table-cell>
          <table:table-cell office:value-type="float" office:value="112.05" table:formula="of:= SUM([.B7:.D7])/2" table:style-name="ce18">
            <text:p>112.05</text:p>
          </table:table-cell>
          <table:table-cell office:value-type="float" office:value="813.73043447676878" table:formula="of:=SQRT([.F7]*([.F7]-[.B7])*([.F7]-[.C7])*([.F7]-[.D7]))" table:style-name="ce18">
            <text:p>813.7304345</text:p>
          </table:table-cell>
          <table:table-cell office:value-type="float" office:value="30.060310585212029" table:formula="of:= DEGREES(ACOS((POWER([.B7];2)-2*POWER([.E7];2))/(-2*POWER([.E7];2))))" table:style-name="ce18">
            <text:p>30.06031059</text:p>
          </table:table-cell>
          <table:table-cell office:value-type="float" office:value="30" table:style-name="ce18">
            <text:p>30</text:p>
          </table:table-cell>
          <table:table-cell office:value-type="float" office:value="100.2010352840401" table:formula="of:=(([.H7]/[.I7]))*100" table:style-name="ce20">
            <text:p>100.2010353</text:p>
          </table:table-cell>
          <table:table-cell office:value-type="float" office:value="100.1249669834624" table:formula="of:=AVERAGE([.J7:.J11])" table:number-columns-spanned="1" table:number-rows-spanned="5" table:style-name="ce33">
            <text:p>100.124967</text:p>
          </table:table-cell>
          <table:table-cell office:value-type="float" office:value="-0.12496698346240009" table:formula="of:=100-[.K7]" table:number-columns-spanned="1" table:number-rows-spanned="5" table:style-name="ce33">
            <text:p>-0.124966983</text:p>
          </table:table-cell>
          <table:table-cell office:value-type="float" office:value="55.500851550841979" table:formula="of:=[.A7] + ([.L7]/100)*[.A7]" table:number-columns-spanned="2" table:number-rows-spanned="5" table:style-name="ce33">
            <text:p>55.50085155</text:p>
          </table:table-cell>
          <table:covered-table-cell/>
          <table:table-cell table:number-columns-repeated="16370" table:style-name="ce1"/>
        </table:table-row>
        <table:table-row table:style-name="ro1">
          <table:covered-table-cell/>
          <table:table-cell office:value-type="float" office:value="67" table:style-name="ce18">
            <text:p>67</text:p>
          </table:table-cell>
          <table:table-cell office:value-type="float" office:value="67" table:style-name="ce18">
            <text:p>67</text:p>
          </table:table-cell>
          <table:table-cell office:value-type="float" office:value="128.5" table:style-name="ce18">
            <text:p>128.5</text:p>
          </table:table-cell>
          <table:table-cell office:value-type="float" office:value="118.14180634697611" table:formula="of:= ([.B8]*[.C8]*[.D8]) / (4*[.G8])" table:style-name="ce18">
            <text:p>118.1418063</text:p>
          </table:table-cell>
          <table:table-cell office:value-type="float" office:value="131.25" table:formula="of:= SUM([.B8:.D8])/2" table:style-name="ce18">
            <text:p>131.25</text:p>
          </table:table-cell>
          <table:table-cell office:value-type="float" office:value="1220.6443210836439" table:formula="of:=SQRT([.F8]*([.F8]-[.B8])*([.F8]-[.C8])*([.F8]-[.D8]))" table:style-name="ce18">
            <text:p>1220.644321</text:p>
          </table:table-cell>
          <table:table-cell office:value-type="float" office:value="32.945290209307366" table:formula="of:= DEGREES(ACOS((POWER([.B8];2)-2*POWER([.E8];2))/(-2*POWER([.E8];2))))" table:style-name="ce18">
            <text:p>32.94529021</text:p>
          </table:table-cell>
          <table:table-cell office:value-type="float" office:value="33" table:style-name="ce18">
            <text:p>33</text:p>
          </table:table-cell>
          <table:table-cell office:value-type="float" office:value="99.834212755476869" table:formula="of:=(([.H8]/[.I8]))*100" table:style-name="ce20">
            <text:p>99.83421276</text:p>
          </table:table-cell>
          <table:covered-table-cell/>
          <table:covered-table-cell/>
          <table:covered-table-cell/>
          <table:covered-table-cell/>
          <table:table-cell table:number-columns-repeated="16370" table:style-name="ce1"/>
        </table:table-row>
        <table:table-row table:style-name="ro1">
          <table:covered-table-cell/>
          <table:table-cell office:value-type="float" office:value="68.2" table:style-name="ce18">
            <text:p>68.2</text:p>
          </table:table-cell>
          <table:table-cell office:value-type="float" office:value="68.2" table:style-name="ce18">
            <text:p>68.2</text:p>
          </table:table-cell>
          <table:table-cell office:value-type="float" office:value="130.1" table:style-name="ce18">
            <text:p>130.1</text:p>
          </table:table-cell>
          <table:table-cell office:value-type="float" office:value="113.51411508790743" table:formula="of:= ([.B9]*[.C9]*[.D9]) / (4*[.G9])" table:style-name="ce18">
            <text:p>113.5141151</text:p>
          </table:table-cell>
          <table:table-cell office:value-type="float" office:value="133.25" table:formula="of:= SUM([.B9:.D9])/2" table:style-name="ce18">
            <text:p>133.25</text:p>
          </table:table-cell>
          <table:table-cell office:value-type="float" office:value="1332.7116269447615" table:formula="of:=SQRT([.F9]*([.F9]-[.B9])*([.F9]-[.C9])*([.F9]-[.D9]))" table:style-name="ce18">
            <text:p>1332.711627</text:p>
          </table:table-cell>
          <table:table-cell office:value-type="float" office:value="34.963640087447061" table:formula="of:= DEGREES(ACOS((POWER([.B9];2)-2*POWER([.E9];2))/(-2*POWER([.E9];2))))" table:style-name="ce18">
            <text:p>34.96364009</text:p>
          </table:table-cell>
          <table:table-cell office:value-type="float" office:value="35" table:style-name="ce18">
            <text:p>35</text:p>
          </table:table-cell>
          <table:table-cell office:value-type="float" office:value="99.896114535563029" table:formula="of:=(([.H9]/[.I9]))*100" table:style-name="ce20">
            <text:p>99.89611454</text:p>
          </table:table-cell>
          <table:covered-table-cell/>
          <table:covered-table-cell/>
          <table:covered-table-cell/>
          <table:covered-table-cell/>
          <table:table-cell table:number-columns-repeated="4" table:style-name="ce1"/>
          <table:table-cell office:value-type="float" office:value="55.11" table:style-name="ce8">
            <text:p>55.11</text:p>
          </table:table-cell>
          <table:table-cell office:value-type="float" office:value="55.4" table:style-name="ce9">
            <text:p>55.4</text:p>
          </table:table-cell>
          <table:table-cell office:value-type="float" office:value="55.4" table:style-name="ce9">
            <text:p>55.4</text:p>
          </table:table-cell>
          <table:table-cell office:value-type="float" office:value="106.9" table:style-name="ce9">
            <text:p>106.9</text:p>
          </table:table-cell>
          <table:table-cell office:value-type="float" office:value="105.33143755048754" table:formula="of:= ([.T9]*[.U9]*[.V9]) / (4*[.Y9])" table:style-name="ce10">
            <text:p>105.33</text:p>
          </table:table-cell>
          <table:table-cell office:value-type="float" office:value="108.85" table:formula="of:= SUM([.T9:.V9])/2" table:style-name="ce10">
            <text:p>108.85</text:p>
          </table:table-cell>
          <table:table-cell office:value-type="float" office:value="778.71623997046981" table:formula="of:=SQRT([.X9]*([.X9]-[.T9])*([.X9]-[.U9])*([.X9]-[.V9]))" table:style-name="ce10">
            <text:p>778.72</text:p>
          </table:table-cell>
          <table:table-cell office:value-type="float" office:value="30.493847814860406" table:formula="of:= DEGREES(ACOS((POWER([.T9];2)-2*POWER([.W9];2))/(-2*POWER([.W9];2))))" table:style-name="ce9">
            <text:p>30.49384781</text:p>
          </table:table-cell>
          <table:table-cell office:value-type="float" office:value="33" table:style-name="ce9">
            <text:p>33</text:p>
          </table:table-cell>
          <table:table-cell office:value-type="float" office:value="92.405599438970938" table:formula="of:=(([.Z9]/[.AA9]))*100" table:style-name="ce11">
            <text:p>92.40559944</text:p>
          </table:table-cell>
          <table:table-cell office:value-type="float" office:value="95.360065815634755" table:formula="of:= AVERAGE([.AB9:.AB12])" table:number-columns-spanned="1" table:number-rows-spanned="4" table:style-name="ce27">
            <text:p>95.36006582</text:p>
          </table:table-cell>
          <table:table-cell office:value-type="float" office:value="4.6399341843652451" table:formula="of:=(100 -[.AC9])" table:number-columns-spanned="1" table:number-rows-spanned="4" table:style-name="ce27">
            <text:p>4.639934184</text:p>
          </table:table-cell>
          <table:table-cell table:number-columns-spanned="2" table:number-rows-spanned="4" table:style-name="ce28"/>
          <table:covered-table-cell/>
          <table:table-cell table:number-columns-repeated="16352"/>
        </table:table-row>
        <table:table-row table:style-name="ro1">
          <table:covered-table-cell/>
          <table:table-cell office:value-type="float" office:value="70.2" table:style-name="ce18">
            <text:p>70.2</text:p>
          </table:table-cell>
          <table:table-cell office:value-type="float" office:value="70.2" table:style-name="ce18">
            <text:p>70.2</text:p>
          </table:table-cell>
          <table:table-cell office:value-type="float" office:value="133.1" table:style-name="ce18">
            <text:p>133.1</text:p>
          </table:table-cell>
          <table:table-cell office:value-type="float" office:value="110.28949010153373" table:formula="of:= ([.B10]*[.C10]*[.D10]) / (4*[.G10])" table:style-name="ce18">
            <text:p>110.2894901</text:p>
          </table:table-cell>
          <table:table-cell office:value-type="float" office:value="136.75" table:formula="of:= SUM([.B10:.D10])/2" table:style-name="ce18">
            <text:p>136.75</text:p>
          </table:table-cell>
          <table:table-cell office:value-type="float" office:value="1486.8191959998881" table:formula="of:=SQRT([.F10]*([.F10]-[.B10])*([.F10]-[.C10])*([.F10]-[.D10]))" table:style-name="ce18">
            <text:p>1486.819196</text:p>
          </table:table-cell>
          <table:table-cell office:value-type="float" office:value="37.114655807159828" table:formula="of:= DEGREES(ACOS((POWER([.B10];2)-2*POWER([.E10];2))/(-2*POWER([.E10];2))))" table:style-name="ce18">
            <text:p>37.11465581</text:p>
          </table:table-cell>
          <table:table-cell office:value-type="float" office:value="37" table:style-name="ce18">
            <text:p>37</text:p>
          </table:table-cell>
          <table:table-cell office:value-type="float" office:value="100.30988055989143" table:formula="of:=(([.H10]/[.I10]))*100" table:style-name="ce20">
            <text:p>100.3098806</text:p>
          </table:table-cell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8"/>
          <table:table-cell office:value-type="float" office:value="42.2" table:style-name="ce12">
            <text:p>42.2</text:p>
          </table:table-cell>
          <table:table-cell office:value-type="float" office:value="42.2" table:style-name="ce12">
            <text:p>42.2</text:p>
          </table:table-cell>
          <table:table-cell office:value-type="float" office:value="82.4" table:style-name="ce12">
            <text:p>82.4</text:p>
          </table:table-cell>
          <table:table-cell office:value-type="float" office:value="97.501631075331858" table:formula="of:= ([.T10]*[.U10]*[.V10]) / (4*[.Y10])" table:style-name="ce13">
            <text:p>97.50</text:p>
          </table:table-cell>
          <table:table-cell office:value-type="float" office:value="83.4" table:formula="of:= SUM([.T10:.V10])/2" table:style-name="ce13">
            <text:p>83.40</text:p>
          </table:table-cell>
          <table:table-cell office:value-type="float" office:value="376.25323387314563" table:formula="of:=SQRT([.X10]*([.X10]-[.T10])*([.X10]-[.U10])*([.X10]-[.V10]))" table:style-name="ce13">
            <text:p>376.25</text:p>
          </table:table-cell>
          <table:table-cell office:value-type="float" office:value="24.996129286453002" table:formula="of:= DEGREES(ACOS((POWER([.T10];2)-2*POWER([.W10];2))/(-2*POWER([.W10];2))))" table:style-name="ce12">
            <text:p>24.99612929</text:p>
          </table:table-cell>
          <table:table-cell office:value-type="float" office:value="25" table:style-name="ce12">
            <text:p>25</text:p>
          </table:table-cell>
          <table:table-cell office:value-type="float" office:value="99.984517145812006" table:formula="of:=(([.Z10]/[.AA10]))*100" table:style-name="ce14">
            <text:p>99.98451715</text:p>
          </table:table-cell>
          <table:covered-table-cell/>
          <table:covered-table-cell/>
          <table:covered-table-cell/>
          <table:covered-table-cell/>
          <table:table-cell table:number-columns-repeated="16352"/>
        </table:table-row>
        <table:table-row table:style-name="ro1">
          <table:covered-table-cell/>
          <table:table-cell office:value-type="float" office:value="75.7" table:style-name="ce18">
            <text:p>75.7</text:p>
          </table:table-cell>
          <table:table-cell office:value-type="float" office:value="75.7" table:style-name="ce18">
            <text:p>75.7</text:p>
          </table:table-cell>
          <table:table-cell office:value-type="float" office:value="142.19999999999999" table:style-name="ce18">
            <text:p>142.2</text:p>
          </table:table-cell>
          <table:table-cell office:value-type="float" office:value="110.26046500352044" table:formula="of:= ([.B11]*[.C11]*[.D11]) / (4*[.G11])" table:style-name="ce18">
            <text:p>110.260465</text:p>
          </table:table-cell>
          <table:table-cell office:value-type="float" office:value="146.80000000000001" table:formula="of:= SUM([.B11:.D11])/2" table:style-name="ce18">
            <text:p>146.8</text:p>
          </table:table-cell>
          <table:table-cell office:value-type="float" office:value="1847.6152761871228" table:formula="of:=SQRT([.F11]*([.F11]-[.B11])*([.F11]-[.C11])*([.F11]-[.D11]))" table:style-name="ce18">
            <text:p>1847.615276</text:p>
          </table:table-cell>
          <table:table-cell office:value-type="float" office:value="40.153436712936212" table:formula="of:= DEGREES(ACOS((POWER([.B11];2)-2*POWER([.E11];2))/(-2*POWER([.E11];2))))" table:style-name="ce18">
            <text:p>40.15343671</text:p>
          </table:table-cell>
          <table:table-cell office:value-type="float" office:value="40" table:style-name="ce18">
            <text:p>40</text:p>
          </table:table-cell>
          <table:table-cell office:value-type="float" office:value="100.38359178234053" table:formula="of:=(([.H11]/[.I11]))*100" table:style-name="ce20">
            <text:p>100.3835918</text:p>
          </table:table-cell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8"/>
          <table:table-cell office:value-type="float" office:value="55.3" table:style-name="ce12">
            <text:p>55.3</text:p>
          </table:table-cell>
          <table:table-cell office:value-type="float" office:value="55.3" table:style-name="ce12">
            <text:p>55.3</text:p>
          </table:table-cell>
          <table:table-cell office:value-type="float" office:value="106.7" table:style-name="ce12">
            <text:p>106.7</text:p>
          </table:table-cell>
          <table:table-cell office:value-type="float" office:value="105.0480744056173" table:formula="of:= ([.T11]*[.U11]*[.V11]) / (4*[.Y11])" table:style-name="ce13">
            <text:p>105.05</text:p>
          </table:table-cell>
          <table:table-cell office:value-type="float" office:value="108.65" table:formula="of:= SUM([.T11:.V11])/2" table:style-name="ce13">
            <text:p>108.65</text:p>
          </table:table-cell>
          <table:table-cell office:value-type="float" office:value="776.54494108116569" table:formula="of:=SQRT([.X11]*([.X11]-[.T11])*([.X11]-[.U11])*([.X11]-[.V11]))" table:style-name="ce13">
            <text:p>776.54</text:p>
          </table:table-cell>
          <table:table-cell office:value-type="float" office:value="30.521570666440599" table:formula="of:= DEGREES(ACOS((POWER([.T11];2)-2*POWER([.W11];2))/(-2*POWER([.W11];2))))" table:style-name="ce12">
            <text:p>30.52157067</text:p>
          </table:table-cell>
          <table:table-cell office:value-type="float" office:value="33" table:style-name="ce12">
            <text:p>33</text:p>
          </table:table-cell>
          <table:table-cell office:value-type="float" office:value="92.489608080123034" table:formula="of:=(([.Z11]/[.AA11]))*100" table:style-name="ce14">
            <text:p>92.48960808</text:p>
          </table:table-cell>
          <table:covered-table-cell/>
          <table:covered-table-cell/>
          <table:covered-table-cell/>
          <table:covered-table-cell/>
          <table:table-cell table:number-columns-repeated="16352"/>
        </table:table-row>
        <table:table-row table:style-name="ro1">
          <table:table-cell table:number-columns-repeated="18" table:style-name="ce1"/>
          <table:table-cell table:style-name="ce15"/>
          <table:table-cell office:value-type="float" office:value="56.5" table:style-name="ce16">
            <text:p>56.5</text:p>
          </table:table-cell>
          <table:table-cell office:value-type="float" office:value="61.8" table:style-name="ce16">
            <text:p>61.8</text:p>
          </table:table-cell>
          <table:table-cell office:value-type="float" office:value="112.7" table:style-name="ce17">
            <text:p>112.70</text:p>
          </table:table-cell>
          <table:table-cell office:value-type="float" office:value="97.189129253880836" table:formula="of:= ([.T12]*[.U12]*[.V12]) / (4*[.Y12])" table:style-name="ce13">
            <text:p>97.19</text:p>
          </table:table-cell>
          <table:table-cell office:value-type="float" office:value="115.5" table:formula="of:= SUM([.T12:.V12])/2" table:style-name="ce13">
            <text:p>115.50</text:p>
          </table:table-cell>
          <table:table-cell office:value-type="float" office:value="1012.2392108587767" table:formula="of:=SQRT([.X12]*([.X12]-[.T12])*([.X12]-[.U12])*([.X12]-[.V12]))" table:style-name="ce13">
            <text:p>1012.24</text:p>
          </table:table-cell>
          <table:table-cell office:value-type="float" office:value="33.796188509171557" table:formula="of:= DEGREES(ACOS((POWER([.T12];2)-2*POWER([.W12];2))/(-2*POWER([.W12];2))))" table:style-name="ce12">
            <text:p>33.79618851</text:p>
          </table:table-cell>
          <table:table-cell office:value-type="float" office:value="35" table:style-name="ce12">
            <text:p>35</text:p>
          </table:table-cell>
          <table:table-cell office:value-type="float" office:value="96.560538597633013" table:formula="of:=(([.Z12]/[.AA12]))*100" table:style-name="ce14">
            <text:p>96.5605386</text:p>
          </table:table-cell>
          <table:covered-table-cell/>
          <table:covered-table-cell/>
          <table:covered-table-cell/>
          <table:covered-table-cell/>
          <table:table-cell table:number-columns-repeated="16352"/>
        </table:table-row>
        <table:table-row table:style-name="ro1">
          <table:table-cell table:number-columns-repeated="18" table:style-name="ce1"/>
          <table:table-cell office:value-type="float" office:value="57.668199999999999" table:number-columns-spanned="1" table:number-rows-spanned="5" table:style-name="ce29">
            <text:p>57.6682</text:p>
          </table:table-cell>
          <table:table-cell office:value-type="float" office:value="53" table:style-name="ce18">
            <text:p>53</text:p>
          </table:table-cell>
          <table:table-cell office:value-type="float" office:value="53" table:style-name="ce18">
            <text:p>53</text:p>
          </table:table-cell>
          <table:table-cell office:value-type="float" office:value="102.4" table:style-name="ce18">
            <text:p>102.4</text:p>
          </table:table-cell>
          <table:table-cell office:value-type="float" office:value="102.55377031136264" table:formula="of:= ([.T13]*[.U13]*[.V13]) / (4*[.Y13])" table:style-name="ce19">
            <text:p>102.55</text:p>
          </table:table-cell>
          <table:table-cell office:value-type="float" office:value="104.2" table:formula="of:= SUM([.T13:.V13])/2" table:style-name="ce19">
            <text:p>104.20</text:p>
          </table:table-cell>
          <table:table-cell office:value-type="float" office:value="701.19703821393841" table:formula="of:=SQRT([.X13]*([.X13]-[.T13])*([.X13]-[.U13])*([.X13]-[.V13]))" table:style-name="ce19">
            <text:p>701.20</text:p>
          </table:table-cell>
          <table:table-cell office:value-type="float" office:value="29.950412246790492" table:formula="of:= DEGREES(ACOS((POWER([.T13];2)-2*POWER([.W13];2))/(-2*POWER([.W13];2))))" table:style-name="ce18">
            <text:p>29.95041225</text:p>
          </table:table-cell>
          <table:table-cell office:value-type="float" office:value="30" table:style-name="ce18">
            <text:p>30</text:p>
          </table:table-cell>
          <table:table-cell office:value-type="float" office:value="99.83470748930165" table:formula="of:=(([.Z13]/[.AA13]))*100" table:style-name="ce20">
            <text:p>99.83470749</text:p>
          </table:table-cell>
          <table:table-cell office:value-type="float" office:value="100.13694259248555" table:formula="of:=AVERAGE([.AB13:.AB17])" table:number-columns-spanned="1" table:number-rows-spanned="5" table:style-name="ce30">
            <text:p>100.1369426</text:p>
          </table:table-cell>
          <table:table-cell office:value-type="float" office:value="-0.1369425924855534" table:formula="of:=100-[.AC13]" table:number-columns-spanned="1" table:number-rows-spanned="5" table:style-name="ce30">
            <text:p>-0.136942592</text:p>
          </table:table-cell>
          <table:table-cell office:value-type="float" office:value="57.668199999999999" table:number-columns-spanned="2" table:number-rows-spanned="5" table:style-name="ce30">
            <text:p>57.6682</text:p>
          </table:table-cell>
          <table:covered-table-cell/>
          <table:table-cell table:number-columns-repeated="16352"/>
        </table:table-row>
        <table:table-row table:style-name="ro1">
          <table:table-cell table:number-columns-repeated="18" table:style-name="ce1"/>
          <table:covered-table-cell/>
          <table:table-cell office:value-type="float" office:value="57.9" table:style-name="ce18">
            <text:p>57.9</text:p>
          </table:table-cell>
          <table:table-cell office:value-type="float" office:value="57.9" table:style-name="ce18">
            <text:p>57.9</text:p>
          </table:table-cell>
          <table:table-cell office:value-type="float" office:value="111.1" table:style-name="ce18">
            <text:p>111.1</text:p>
          </table:table-cell>
          <table:table-cell office:value-type="float" office:value="102.65756306272937" table:formula="of:= ([.T14]*[.U14]*[.V14]) / (4*[.Y14])" table:style-name="ce19">
            <text:p>102.66</text:p>
          </table:table-cell>
          <table:table-cell office:value-type="float" office:value="113.44999999999999" table:formula="of:= SUM([.T14:.V14])/2" table:style-name="ce19">
            <text:p>113.45</text:p>
          </table:table-cell>
          <table:table-cell office:value-type="float" office:value="907.02706134863888" table:formula="of:=SQRT([.X14]*([.X14]-[.T14])*([.X14]-[.U14])*([.X14]-[.V14]))" table:style-name="ce19">
            <text:p>907.03</text:p>
          </table:table-cell>
          <table:table-cell office:value-type="float" office:value="32.759874519952774" table:formula="of:= DEGREES(ACOS((POWER([.T14];2)-2*POWER([.W14];2))/(-2*POWER([.W14];2))))" table:style-name="ce18">
            <text:p>32.75987452</text:p>
          </table:table-cell>
          <table:table-cell office:value-type="float" office:value="33" table:style-name="ce18">
            <text:p>33</text:p>
          </table:table-cell>
          <table:table-cell office:value-type="float" office:value="99.272347030159921" table:formula="of:=(([.Z14]/[.AA14]))*100" table:style-name="ce20">
            <text:p>99.27234703</text:p>
          </table:table-cell>
          <table:covered-table-cell/>
          <table:covered-table-cell/>
          <table:covered-table-cell/>
          <table:covered-table-cell/>
          <table:table-cell table:number-columns-repeated="16352"/>
        </table:table-row>
        <table:table-row table:style-name="ro1">
          <table:table-cell table:number-columns-repeated="18" table:style-name="ce1"/>
          <table:covered-table-cell/>
          <table:table-cell office:value-type="float" office:value="63" table:style-name="ce18">
            <text:p>63</text:p>
          </table:table-cell>
          <table:table-cell office:value-type="float" office:value="63" table:style-name="ce18">
            <text:p>63</text:p>
          </table:table-cell>
          <table:table-cell office:value-type="float" office:value="120" table:style-name="ce18">
            <text:p>120</text:p>
          </table:table-cell>
          <table:table-cell office:value-type="float" office:value="103.30894348931291" table:formula="of:= ([.T15]*[.U15]*[.V15]) / (4*[.Y15])" table:style-name="ce19">
            <text:p>103.31</text:p>
          </table:table-cell>
          <table:table-cell office:value-type="float" office:value="123" table:formula="of:= SUM([.T15:.V15])/2" table:style-name="ce19">
            <text:p>123.00</text:p>
          </table:table-cell>
          <table:table-cell office:value-type="float" office:value="1152.5623627379127" table:formula="of:=SQRT([.X15]*([.X15]-[.T15])*([.X15]-[.U15])*([.X15]-[.V15]))" table:style-name="ce19">
            <text:p>1152.56</text:p>
          </table:table-cell>
          <table:table-cell office:value-type="float" office:value="35.505580323893369" table:formula="of:= DEGREES(ACOS((POWER([.T15];2)-2*POWER([.W15];2))/(-2*POWER([.W15];2))))" table:style-name="ce18">
            <text:p>35.50558032</text:p>
          </table:table-cell>
          <table:table-cell office:value-type="float" office:value="35" table:style-name="ce18">
            <text:p>35</text:p>
          </table:table-cell>
          <table:table-cell office:value-type="float" office:value="101.44451521112391" table:formula="of:=(([.Z15]/[.AA15]))*100" table:style-name="ce20">
            <text:p>101.4445152</text:p>
          </table:table-cell>
          <table:covered-table-cell/>
          <table:covered-table-cell/>
          <table:covered-table-cell/>
          <table:covered-table-cell/>
          <table:table-cell table:number-columns-repeated="16352"/>
        </table:table-row>
        <table:table-row table:style-name="ro1">
          <table:table-cell table:number-columns-repeated="18" table:style-name="ce1"/>
          <table:covered-table-cell/>
          <table:table-cell office:value-type="float" office:value="65.900000000000006" table:style-name="ce18">
            <text:p>65.9</text:p>
          </table:table-cell>
          <table:table-cell office:value-type="float" office:value="65.900000000000006" table:style-name="ce18">
            <text:p>65.9</text:p>
          </table:table-cell>
          <table:table-cell office:value-type="float" office:value="125" table:style-name="ce18">
            <text:p>125</text:p>
          </table:table-cell>
          <table:table-cell office:value-type="float" office:value="103.92472001388212" table:formula="of:= ([.T16]*[.U16]*[.V16]) / (4*[.Y16])" table:style-name="ce19">
            <text:p>103.92</text:p>
          </table:table-cell>
          <table:table-cell office:value-type="float" office:value="128.4" table:formula="of:= SUM([.T16:.V16])/2" table:style-name="ce19">
            <text:p>128.40</text:p>
          </table:table-cell>
          <table:table-cell office:value-type="float" office:value="1305.8761426720387" table:formula="of:=SQRT([.X16]*([.X16]-[.T16])*([.X16]-[.U16])*([.X16]-[.V16]))" table:style-name="ce19">
            <text:p>1305.88</text:p>
          </table:table-cell>
          <table:table-cell office:value-type="float" office:value="36.970005814758018" table:formula="of:= DEGREES(ACOS((POWER([.T16];2)-2*POWER([.W16];2))/(-2*POWER([.W16];2))))" table:style-name="ce18">
            <text:p>36.97000581</text:p>
          </table:table-cell>
          <table:table-cell office:value-type="float" office:value="37" table:style-name="ce18">
            <text:p>37</text:p>
          </table:table-cell>
          <table:table-cell office:value-type="float" office:value="99.918934634481133" table:formula="of:=(([.Z16]/[.AA16]))*100" table:style-name="ce20">
            <text:p>99.91893463</text:p>
          </table:table-cell>
          <table:covered-table-cell/>
          <table:covered-table-cell/>
          <table:covered-table-cell/>
          <table:covered-table-cell/>
          <table:table-cell table:number-columns-repeated="16352"/>
        </table:table-row>
        <table:table-row table:style-name="ro1">
          <table:table-cell table:number-columns-repeated="18"/>
          <table:covered-table-cell/>
          <table:table-cell office:value-type="float" office:value="71" table:style-name="ce21">
            <text:p>71</text:p>
          </table:table-cell>
          <table:table-cell office:value-type="float" office:value="71" table:style-name="ce21">
            <text:p>71</text:p>
          </table:table-cell>
          <table:table-cell office:value-type="float" office:value="133.4" table:style-name="ce21">
            <text:p>133.4</text:p>
          </table:table-cell>
          <table:table-cell office:value-type="float" office:value="103.58228896822837" table:formula="of:= ([.T17]*[.U17]*[.V17]) / (4*[.Y17])" table:style-name="ce22">
            <text:p>103.58</text:p>
          </table:table-cell>
          <table:table-cell office:value-type="float" office:value="137.69999999999999" table:formula="of:= SUM([.T17:.V17])/2" table:style-name="ce22">
            <text:p>137.70</text:p>
          </table:table-cell>
          <table:table-cell office:value-type="float" office:value="1623.0318105015654" table:formula="of:=SQRT([.X17]*([.X17]-[.T17])*([.X17]-[.U17])*([.X17]-[.V17]))" table:style-name="ce22">
            <text:p>1623.03</text:p>
          </table:table-cell>
          <table:table-cell office:value-type="float" office:value="40.08568343894445" table:formula="of:= DEGREES(ACOS((POWER([.T17];2)-2*POWER([.W17];2))/(-2*POWER([.W17];2))))" table:style-name="ce21">
            <text:p>40.08568344</text:p>
          </table:table-cell>
          <table:table-cell office:value-type="float" office:value="40" table:style-name="ce21">
            <text:p>40</text:p>
          </table:table-cell>
          <table:table-cell office:value-type="float" office:value="100.21420859736112" table:formula="of:=(([.Z17]/[.AA17]))*100" table:style-name="ce23">
            <text:p>100.2142086</text:p>
          </table:table-cell>
          <table:covered-table-cell/>
          <table:covered-table-cell/>
          <table:covered-table-cell/>
          <table:covered-table-cell/>
          <table:table-cell table:number-columns-repeated="16352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Number of time</text:p>
          </table:table-cell>
          <table:table-cell office:value-type="string" table:style-name="ce1">
            <text:p>Outer-Arm Length</text:p>
          </table:table-cell>
          <table:table-cell office:value-type="string" table:style-name="ce1">
            <text:p>Distance</text:p>
          </table:table-cell>
          <table:table-cell office:value-type="string" table:style-name="ce1">
            <text:p>Rotated Angle</text:p>
          </table:table-cell>
          <table:table-cell office:value-type="string" table:style-name="ce1">
            <text:p>Expected Angle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Step Per Unit</text:p>
          </table:table-cell>
          <table:table-cell office:value-type="string" table:style-name="ce1">
            <text:p>Average Error</text:p>
          </table:table-cell>
          <table:table-cell table:number-columns-repeated="16376"/>
        </table:table-row>
        <table:table-row table:style-name="ro1">
          <table:table-cell office:value-type="float" office:value="4" table:style-name="ce12">
            <text:p>4</text:p>
          </table:table-cell>
          <table:table-cell office:value-type="float" office:value="250" table:style-name="ce12">
            <text:p>250</text:p>
          </table:table-cell>
          <table:table-cell office:value-type="float" office:value="85.9" table:style-name="ce12">
            <text:p>85.9</text:p>
          </table:table-cell>
          <table:table-cell office:value-type="float" office:value="19.784982749875187" table:formula="of:= DEGREES(ACOS((POWER([.C2];2)-2*POWER([.B2];2))/(-2*POWER([.B2];2))))" table:style-name="ce12">
            <text:p>19.78498275</text:p>
          </table:table-cell>
          <table:table-cell office:value-type="float" office:value="20" table:style-name="ce12">
            <text:p>20</text:p>
          </table:table-cell>
          <table:table-cell office:value-type="float" office:value="98.924913749375932" table:formula="of:=([.D2]/[.E2])*100" table:style-name="ce12">
            <text:p>98.92491375</text:p>
          </table:table-cell>
          <table:table-cell office:value-type="float" office:value="55.11" table:number-columns-spanned="1" table:number-rows-spanned="11" table:style-name="ce27">
            <text:p>55.11</text:p>
          </table:table-cell>
          <table:table-cell office:value-type="float" office:value="98.922694986773621" table:formula="of:=AVERAGE([.F2:.F11])" table:number-columns-spanned="1" table:number-rows-spanned="11" table:style-name="ce27">
            <text:p>98.92269499</text:p>
          </table:table-cell>
          <table:table-cell table:number-columns-repeated="16376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250" table:style-name="ce12">
            <text:p>250</text:p>
          </table:table-cell>
          <table:table-cell office:value-type="float" office:value="128.4" table:style-name="ce12">
            <text:p>128.4</text:p>
          </table:table-cell>
          <table:table-cell office:value-type="float" office:value="29.760539648089324" table:formula="of:= DEGREES(ACOS((POWER([.C3];2)-2*POWER([.B3];2))/(-2*POWER([.B3];2))))" table:style-name="ce12">
            <text:p>29.76053965</text:p>
          </table:table-cell>
          <table:table-cell office:value-type="float" office:value="30" table:style-name="ce12">
            <text:p>30</text:p>
          </table:table-cell>
          <table:table-cell office:value-type="float" office:value="99.201798826964421" table:formula="of:=([.D3]/[.E3])*100" table:style-name="ce12">
            <text:p>99.20179883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9" table:style-name="ce12">
            <text:p>9</text:p>
          </table:table-cell>
          <table:table-cell office:value-type="float" office:value="250" table:style-name="ce12">
            <text:p>250</text:p>
          </table:table-cell>
          <table:table-cell office:value-type="float" office:value="126.4" table:style-name="ce12">
            <text:p>126.4</text:p>
          </table:table-cell>
          <table:table-cell office:value-type="float" office:value="29.286527670932482" table:formula="of:= DEGREES(ACOS((POWER([.C4];2)-2*POWER([.B4];2))/(-2*POWER([.B4];2))))" table:style-name="ce12">
            <text:p>29.28652767</text:p>
          </table:table-cell>
          <table:table-cell office:value-type="float" office:value="30" table:style-name="ce12">
            <text:p>30</text:p>
          </table:table-cell>
          <table:table-cell office:value-type="float" office:value="97.621758903108287" table:formula="of:=([.D4]/[.E4])*100" table:style-name="ce12">
            <text:p>97.6217589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250" table:style-name="ce12">
            <text:p>250</text:p>
          </table:table-cell>
          <table:table-cell office:value-type="float" office:value="128.19999999999999" table:style-name="ce12">
            <text:p>128.2</text:p>
          </table:table-cell>
          <table:table-cell office:value-type="float" office:value="29.713115141941422" table:formula="of:= DEGREES(ACOS((POWER([.C5];2)-2*POWER([.B5];2))/(-2*POWER([.B5];2))))" table:style-name="ce12">
            <text:p>29.71311514</text:p>
          </table:table-cell>
          <table:table-cell office:value-type="float" office:value="30" table:style-name="ce12">
            <text:p>30</text:p>
          </table:table-cell>
          <table:table-cell office:value-type="float" office:value="99.043717139804741" table:formula="of:=([.D5]/[.E5])*100" table:style-name="ce12">
            <text:p>99.04371714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250" table:style-name="ce12">
            <text:p>250</text:p>
          </table:table-cell>
          <table:table-cell office:value-type="float" office:value="134.69999999999999" table:style-name="ce12">
            <text:p>134.7</text:p>
          </table:table-cell>
          <table:table-cell office:value-type="float" office:value="31.257132968636743" table:formula="of:= DEGREES(ACOS((POWER([.C6];2)-2*POWER([.B6];2))/(-2*POWER([.B6];2))))" table:style-name="ce12">
            <text:p>31.25713297</text:p>
          </table:table-cell>
          <table:table-cell office:value-type="float" office:value="32" table:style-name="ce12">
            <text:p>32</text:p>
          </table:table-cell>
          <table:table-cell office:value-type="float" office:value="97.678540526989821" table:formula="of:=([.D6]/[.E6])*100" table:style-name="ce12">
            <text:p>97.67854053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7" table:style-name="ce12">
            <text:p>7</text:p>
          </table:table-cell>
          <table:table-cell office:value-type="float" office:value="250" table:style-name="ce12">
            <text:p>250</text:p>
          </table:table-cell>
          <table:table-cell office:value-type="float" office:value="142" table:style-name="ce12">
            <text:p>142</text:p>
          </table:table-cell>
          <table:table-cell office:value-type="float" office:value="32.99816611056945" table:formula="of:= DEGREES(ACOS((POWER([.C7];2)-2*POWER([.B7];2))/(-2*POWER([.B7];2))))" table:style-name="ce12">
            <text:p>32.99816611</text:p>
          </table:table-cell>
          <table:table-cell office:value-type="float" office:value="33" table:style-name="ce12">
            <text:p>33</text:p>
          </table:table-cell>
          <table:table-cell office:value-type="float" office:value="99.994442759301364" table:formula="of:=([.D7]/[.E7])*100" table:style-name="ce12">
            <text:p>99.99444276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50" table:style-name="ce12">
            <text:p>250</text:p>
          </table:table-cell>
          <table:table-cell office:value-type="float" office:value="141" table:style-name="ce12">
            <text:p>141</text:p>
          </table:table-cell>
          <table:table-cell office:value-type="float" office:value="32.759214579848731" table:formula="of:= DEGREES(ACOS((POWER([.C8];2)-2*POWER([.B8];2))/(-2*POWER([.B8];2))))" table:style-name="ce12">
            <text:p>32.75921458</text:p>
          </table:table-cell>
          <table:table-cell office:value-type="float" office:value="33" table:style-name="ce12">
            <text:p>33</text:p>
          </table:table-cell>
          <table:table-cell office:value-type="float" office:value="99.270347211662823" table:formula="of:=([.D8]/[.E8])*100" table:style-name="ce12">
            <text:p>99.27034721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250" table:style-name="ce12">
            <text:p>250</text:p>
          </table:table-cell>
          <table:table-cell office:value-type="float" office:value="137.5" table:style-name="ce12">
            <text:p>137.5</text:p>
          </table:table-cell>
          <table:table-cell office:value-type="float" office:value="31.924028325694458" table:formula="of:= DEGREES(ACOS((POWER([.C9];2)-2*POWER([.B9];2))/(-2*POWER([.B9];2))))" table:style-name="ce12">
            <text:p>31.92402833</text:p>
          </table:table-cell>
          <table:table-cell office:value-type="float" office:value="33" table:style-name="ce12">
            <text:p>33</text:p>
          </table:table-cell>
          <table:table-cell office:value-type="float" office:value="96.739479774831693" table:formula="of:=([.D9]/[.E9])*100" table:style-name="ce12">
            <text:p>96.73947977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float" office:value="250" table:style-name="ce12">
            <text:p>250</text:p>
          </table:table-cell>
          <table:table-cell office:value-type="float" office:value="152" table:style-name="ce12">
            <text:p>152</text:p>
          </table:table-cell>
          <table:table-cell office:value-type="float" office:value="35.39602326525133" table:formula="of:= DEGREES(ACOS((POWER([.C10];2)-2*POWER([.B10];2))/(-2*POWER([.B10];2))))" table:style-name="ce12">
            <text:p>35.39602327</text:p>
          </table:table-cell>
          <table:table-cell office:value-type="float" office:value="35" table:style-name="ce12">
            <text:p>35</text:p>
          </table:table-cell>
          <table:table-cell office:value-type="float" office:value="101.13149504357524" table:formula="of:=([.D10]/[.E10])*100" table:style-name="ce12">
            <text:p>101.131495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250" table:style-name="ce12">
            <text:p>250</text:p>
          </table:table-cell>
          <table:table-cell office:value-type="float" office:value="149.80000000000001" table:style-name="ce12">
            <text:p>149.8</text:p>
          </table:table-cell>
          <table:table-cell office:value-type="float" office:value="34.867159576242621" table:formula="of:= DEGREES(ACOS((POWER([.C11];2)-2*POWER([.B11];2))/(-2*POWER([.B11];2))))" table:style-name="ce12">
            <text:p>34.86715958</text:p>
          </table:table-cell>
          <table:table-cell office:value-type="float" office:value="35" table:style-name="ce12">
            <text:p>35</text:p>
          </table:table-cell>
          <table:table-cell office:value-type="float" office:value="99.620455932121772" table:formula="of:=([.D11]/[.E11])*100" table:style-name="ce12">
            <text:p>99.62045593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250" table:style-name="ce12">
            <text:p>250</text:p>
          </table:table-cell>
          <table:table-cell office:value-type="float" office:value="171.5" table:formula="of:=12.3+159.2" table:style-name="ce12">
            <text:p>171.5</text:p>
          </table:table-cell>
          <table:table-cell office:value-type="float" office:value="40.119512101270821" table:formula="of:= DEGREES(ACOS((POWER([.C12];2)-2*POWER([.B12];2))/(-2*POWER([.B12];2))))" table:style-name="ce12">
            <text:p>40.1195121</text:p>
          </table:table-cell>
          <table:table-cell office:value-type="float" office:value="40" table:style-name="ce12">
            <text:p>40</text:p>
          </table:table-cell>
          <table:table-cell office:value-type="float" office:value="100.29878025317704" table:formula="of:=([.D12]/[.E12])*100" table:style-name="ce12">
            <text:p>100.2987803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129.19999999999999" table:style-name="ce1">
            <text:p>129.2</text:p>
          </table:table-cell>
          <table:table-cell office:value-type="float" office:value="29.95028992789252" table:formula="of:= DEGREES(ACOS((POWER([.C13];2)-2*POWER([.B13];2))/(-2*POWER([.B13];2))))" table:style-name="ce1">
            <text:p>29.95028993</text:p>
          </table:table-cell>
          <table:table-cell office:value-type="float" office:value="30" table:style-name="ce1">
            <text:p>30</text:p>
          </table:table-cell>
          <table:table-cell office:value-type="float" office:value="99.834299759641738" table:formula="of:=([.D13]/[.E13])*100" table:style-name="ce1">
            <text:p>99.83429976</text:p>
          </table:table-cell>
          <table:table-cell office:value-type="float" office:value="56.561999999999998" table:number-columns-spanned="1" table:number-rows-spanned="6" table:style-name="ce36">
            <text:p>56.562</text:p>
          </table:table-cell>
          <table:table-cell office:value-type="float" office:value="100.04725403081029" table:formula="of:=AVERAGE([.F13:.F18])" table:number-columns-spanned="1" table:number-rows-spanned="6" table:style-name="ce36">
            <text:p>100.047254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0" table:style-name="ce1">
            <text:p>250</text:p>
          </table:table-cell>
          <table:table-cell office:value-type="float" office:value="143.30000000000001" table:style-name="ce1">
            <text:p>143.3</text:p>
          </table:table-cell>
          <table:table-cell office:value-type="float" office:value="33.309024075692264" table:formula="of:= DEGREES(ACOS((POWER([.C14];2)-2*POWER([.B14];2))/(-2*POWER([.B14];2))))" table:style-name="ce1">
            <text:p>33.30902408</text:p>
          </table:table-cell>
          <table:table-cell office:value-type="float" office:value="33" table:style-name="ce1">
            <text:p>33</text:p>
          </table:table-cell>
          <table:table-cell office:value-type="float" office:value="100.93643659300686" table:formula="of:=([.D14]/[.E14])*100" table:style-name="ce1">
            <text:p>100.9364366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0" table:style-name="ce1">
            <text:p>250</text:p>
          </table:table-cell>
          <table:table-cell office:value-type="float" office:value="150.9" table:style-name="ce1">
            <text:p>150.9</text:p>
          </table:table-cell>
          <table:table-cell office:value-type="float" office:value="35.131494837214326" table:formula="of:= DEGREES(ACOS((POWER([.C15];2)-2*POWER([.B15];2))/(-2*POWER([.B15];2))))" table:style-name="ce1">
            <text:p>35.13149484</text:p>
          </table:table-cell>
          <table:table-cell office:value-type="float" office:value="35" table:style-name="ce1">
            <text:p>35</text:p>
          </table:table-cell>
          <table:table-cell office:value-type="float" office:value="100.37569953489806" table:formula="of:=([.D15]/[.E15])*100" table:style-name="ce1">
            <text:p>100.3756995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0" table:style-name="ce1">
            <text:p>250</text:p>
          </table:table-cell>
          <table:table-cell office:value-type="float" office:value="138" table:style-name="ce1">
            <text:p>138</text:p>
          </table:table-cell>
          <table:table-cell office:value-type="float" office:value="32.043232983701806" table:formula="of:= DEGREES(ACOS((POWER([.C16];2)-2*POWER([.B16];2))/(-2*POWER([.B16];2))))" table:style-name="ce1">
            <text:p>32.04323298</text:p>
          </table:table-cell>
          <table:table-cell office:value-type="float" office:value="32" table:style-name="ce1">
            <text:p>32</text:p>
          </table:table-cell>
          <table:table-cell office:value-type="float" office:value="100.13510307406814" table:formula="of:=([.D16]/[.E16])*100" table:style-name="ce1">
            <text:p>100.1351031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86.7" table:style-name="ce1">
            <text:p>86.7</text:p>
          </table:table-cell>
          <table:table-cell office:value-type="float" office:value="19.971122857066121" table:formula="of:= DEGREES(ACOS((POWER([.C17];2)-2*POWER([.B17];2))/(-2*POWER([.B17];2))))" table:style-name="ce34">
            <text:p>19.97112286</text:p>
          </table:table-cell>
          <table:table-cell office:value-type="float" office:value="20" table:style-name="ce34">
            <text:p>20</text:p>
          </table:table-cell>
          <table:table-cell office:value-type="float" office:value="99.855614285330603" table:formula="of:=([.D17]/[.E17])*100" table:style-name="ce34">
            <text:p>99.85561429</text:p>
          </table:table-cell>
          <table:covered-table-cell/>
          <table:covered-table-cell/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94.6" table:style-name="ce1">
            <text:p>94.6</text:p>
          </table:table-cell>
          <table:table-cell office:value-type="float" office:value="21.812201606341599" table:formula="of:= DEGREES(ACOS((POWER([.C18];2)-2*POWER([.B18];2))/(-2*POWER([.B18];2))))" table:style-name="ce34">
            <text:p>21.81220161</text:p>
          </table:table-cell>
          <table:table-cell office:value-type="float" office:value="22" table:style-name="ce34">
            <text:p>22</text:p>
          </table:table-cell>
          <table:table-cell office:value-type="float" office:value="99.146370937916359" table:formula="of:=([.D18]/[.E18])*100" table:style-name="ce34">
            <text:p>99.14637094</text:p>
          </table:table-cell>
          <table:covered-table-cell/>
          <table:covered-table-cell/>
          <table:table-cell table:number-columns-repeated="16376"/>
        </table:table-row>
        <table:table-row table:number-rows-repeated="4" table:style-name="ro1">
          <table:table-cell table:style-name="ce35"/>
          <table:table-cell table:number-columns-repeated="16383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Quang Phan</dc:creator>
    <meta:creation-date>2019-12-02T13:56:52Z</meta:creation-date>
    <dc:date>2020-05-20T23:56:03Z</dc:date>
    <meta:editing-cycles>2</meta:editing-cycles>
    <meta:editing-duration>PT12120S</meta:editing-duration>
  </office:meta>
</office:document-meta>
</file>